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3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74041d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37986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0d684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20558" style:font-size-asian="11pt" style:font-style-asian="italic" style:font-size-complex="11pt" style:font-style-complex="italic"/>
    </style:style>
    <style:style style:name="P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 loext:padding="0in" loext:border="none"/>
    </style:style>
    <style:style style:name="P1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/>
    </style:style>
    <style:style style:name="P1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1ee4" officeooo:paragraph-rsid="00981ee4" style:font-size-asian="11pt" style:font-style-asian="italic" style:font-size-complex="11pt" style:font-style-complex="italic" loext:padding="0in" loext:border="none"/>
    </style:style>
    <style:style style:name="P1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a214" officeooo:paragraph-rsid="0098a214" style:font-size-asian="11pt" style:font-style-asian="italic" style:font-size-complex="11pt" style:font-style-complex="italic"/>
    </style:style>
    <style:style style:name="P1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9b5bee" style:font-size-asian="11pt" style:font-style-asian="italic" style:font-size-complex="11pt" style:font-style-complex="italic"/>
    </style:style>
    <style:style style:name="P1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9b5bee" style:font-size-asian="11pt" style:font-style-asian="italic" style:font-size-complex="11pt" style:font-style-complex="italic" loext:padding="0in" loext:border="none"/>
    </style:style>
    <style:style style:name="P1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/>
    </style:style>
    <style:style style:name="P1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 loext:padding="0in" loext:border="none"/>
    </style:style>
    <style:style style:name="P1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c7027" officeooo:paragraph-rsid="009c7027" style:font-size-asian="11pt" style:font-style-asian="italic" style:font-size-complex="11pt" style:font-style-complex="italic" loext:padding="0in" loext:border="none"/>
    </style:style>
    <style:style style:name="P1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9db8ca" style:font-size-asian="11pt" style:font-style-asian="italic" style:font-size-complex="11pt" style:font-style-complex="italic" loext:padding="0in" loext:border="none"/>
    </style:style>
    <style:style style:name="P1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9f4fec" style:font-size-asian="11pt" style:font-style-asian="italic" style:font-size-complex="11pt" style:font-style-complex="italic" loext:padding="0in" loext:border="none"/>
    </style:style>
    <style:style style:name="P2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818f" officeooo:paragraph-rsid="00a0818f" style:font-size-asian="11pt" style:font-style-asian="italic" style:font-size-complex="11pt" style:font-style-complex="italic" loext:padding="0in" loext:border="none"/>
    </style:style>
    <style:style style:name="P2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1db2c" officeooo:paragraph-rsid="00a1db2c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20558" officeooo:paragraph-rsid="00a20558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3fc70" officeooo:paragraph-rsid="00a3fc70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356f" officeooo:paragraph-rsid="00a5356f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356f" officeooo:paragraph-rsid="00a5f455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eb63" officeooo:paragraph-rsid="00a5eb63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f455" officeooo:paragraph-rsid="00a5f455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5265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2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20558" officeooo:paragraph-rsid="00a20558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3fc70" officeooo:paragraph-rsid="00a3fc70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5f455" officeooo:paragraph-rsid="00a5f45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f455" officeooo:paragraph-rsid="00a5f45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6e184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6e184" officeooo:paragraph-rsid="00a6e184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71ac5" officeooo:paragraph-rsid="00a71ac5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6e184" officeooo:paragraph-rsid="00a6e184" style:font-size-asian="11pt" style:font-style-asian="italic" style:font-size-complex="11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0bd8b"/>
    </style:style>
    <style:style style:name="T3" style:family="text">
      <style:text-properties style:text-underline-style="solid" style:text-underline-width="auto" style:text-underline-color="font-color" officeooo:rsid="00981ee4"/>
    </style:style>
    <style:style style:name="T4" style:family="text">
      <style:text-properties style:font-style-asian="italic" style:font-style-complex="italic"/>
    </style:style>
    <style:style style:name="T5" style:family="text">
      <style:text-properties officeooo:rsid="0052ae73"/>
    </style:style>
    <style:style style:name="T6" style:family="text">
      <style:text-properties officeooo:rsid="009f4fec"/>
    </style:style>
    <style:style style:name="T7" style:family="text">
      <style:text-properties officeooo:rsid="00a0d684"/>
    </style:style>
    <style:style style:name="T8" style:family="text">
      <style:text-properties style:text-underline-style="none"/>
    </style:style>
    <style:style style:name="T9" style:family="text">
      <style:text-properties officeooo:rsid="00a5eb63"/>
    </style:style>
    <style:style style:name="T10" style:family="text">
      <style:text-properties officeooo:rsid="00a5f4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C</text:span><text:span text:style-name="T1">hapter </text:span><text:span text:style-name="T3">3</text:span></text:p>
      <text:p text:style-name="P3"/>
      <text:p text:style-name="P1"><text:span text:style-name="T3">Family and friends</text:span><text:span text:style-name="T2"> <text:s/>- <text:s/></text:span><text:span text:style-name="T3">Familie und Freunde</text:span></text:p>
      <text:p text:style-name="P28"/>
      <text:p text:style-name="P10"/>
      <text:p text:style-name="P11">Hallo, mein Name ist Alex, und das ist meine Familie.</text:p>
      <text:p text:style-name="P10"/>
      <text:p text:style-name="P11">[ ħalo majn name ist Alex, und das ist majna Familja ]</text:p>
      <text:p text:style-name="P10"/>
      <text:p text:style-name="P9"/>
      <text:p text:style-name="P12">Ich habe zwei Geschwister.</text:p>
      <text:p text:style-name="P12">[ iħx <text:s/>ħabe <text:s/><text:span text:style-name="T5">ż</text:span>vaj <text:s/>gi-xwesta]</text:p>
      <text:p text:style-name="P12"/>
      <text:p text:style-name="P12">Das ist mine Schwesta Haley, und das ist mein Bruder Luke.</text:p>
      <text:p text:style-name="P12">[ Das ist majni xwesta Ħali, und das ist majn Bruda Luke ].</text:p>
      <text:p text:style-name="P12"/>
      <text:p text:style-name="P12">Das ist meine Eltern</text:p>
      <text:p text:style-name="P12">[ Das ist majne Eltan] <text:s/></text:p>
      <text:p text:style-name="P12"/>
      <text:p text:style-name="P12">Mein Vater heißt Phil, und meine Mutter heißt Claire.</text:p>
      <text:p text:style-name="P12">[ majn fata ħajst Fil, und majne Mqutter ħajst Cler ]</text:p>
      <text:p text:style-name="P12"/>
      <text:p text:style-name="P13">Das ist mein Großvater. Sein Name ist Jay.</text:p>
      <text:p text:style-name="P13">[ das is majn grosfata. <text:span text:style-name="T5">Ż</text:span>ajn name ist <text:span text:style-name="T5">ġ</text:span>ej ]</text:p>
      <text:p text:style-name="P13"/>
      <text:p text:style-name="P13">Das ist seine Frau, Gloria.</text:p>
      <text:p text:style-name="P14">[ Das ist <text:s/><text:span text:style-name="T5">ż</text:span>ajne fraw, Glorja ]</text:p>
      <text:p text:style-name="P14"/>
      <text:p text:style-name="P14">Aber, ist sie meine Großmutter?<text:tab/><text:tab/><text:tab/><text:tab/>But is she my grandmother?</text:p>
      <text:p text:style-name="P14">[ Aba, ist majne grosmutter? ]</text:p>
      <text:p text:style-name="P14"/>
      <text:p text:style-name="P14">Ihr Sohn heißt Manny.</text:p>
      <text:p text:style-name="P14">[ ija <text:span text:style-name="T5">Ż</text:span>on ħajst Many ]</text:p>
      <text:p text:style-name="P14"/>
      <text:p text:style-name="P14">Das ist mein Onkel Mitchel</text:p>
      <text:p text:style-name="P14">[ das ist majn ankel micil ]</text:p>
      <text:p text:style-name="P14"/>
      <text:p text:style-name="P17">Er ist der Bruder, von meiner Mutter.<text:tab/><text:tab/><text:tab/><text:tab/>He's the brother of my mother.</text:p>
      <text:p text:style-name="P18">[ Er ist der bruda, fon majna Muta ]</text:p>
      <text:p text:style-name="P17"/>
      <text:p text:style-name="P17">Ich habe keine Tante<text:tab/><text:tab/><text:tab/><text:tab/><text:tab/><text:tab/>I don't have an aunt</text:p>
      <text:p text:style-name="P18">[ iħx ħabe kajne Tanta <text:s/>]</text:p>
      <text:p text:style-name="P18">keine [ kajne ]<text:tab/><text:tab/><text:tab/><text:tab/><text:tab/><text:tab/><text:tab/>no</text:p>
      <text:p text:style-name="P18"/>
      <text:p text:style-name="P18">Sondern einen zweiten Onkel, Can.<text:tab/><text:tab/><text:tab/><text:tab/>But a second uncle, Can.</text:p>
      <text:p text:style-name="P18">[ <text:span text:style-name="T5">Ż</text:span>ondan ajnen <text:span text:style-name="T5">ż</text:span>vajten Unkel, Ken ]</text:p>
      <text:p text:style-name="P19">Sondern [ <text:span text:style-name="T5">Ż</text:span>ondan ]<text:tab/><text:tab/><text:tab/><text:tab/><text:tab/><text:tab/>Rather</text:p>
      <text:p text:style-name="P19">zweiten <text:s/><text:span text:style-name="T6">[ </text:span><text:span text:style-name="T5">ż</text:span>vajten <text:span text:style-name="T6">]<text:tab/><text:tab/><text:tab/><text:tab/><text:tab/><text:tab/>second</text:span></text:p>
      <text:p text:style-name="P19">einen <text:span text:style-name="T6">[ </text:span>ajnen<text:span text:style-name="T6">]<text:tab/><text:tab/><text:tab/><text:tab/><text:tab/><text:tab/><text:tab/>a</text:span></text:p>
      <text:p text:style-name="P20"><text:soft-page-break/>Sie haben eine Tochter.<text:tab/><text:tab/><text:tab/><text:tab/><text:tab/><text:tab/><text:span text:style-name="T7">They have a daughter.</text:span></text:p>
      <text:p text:style-name="P16">[ <text:span text:style-name="T5">Ż</text:span>i ħaben ajne toħta ]</text:p>
      <text:p text:style-name="P16"/>
      <text:p text:style-name="P16">Lily ist meine Cousine.<text:tab/><text:tab/><text:tab/><text:tab/><text:tab/><text:tab/>Lily is my cousin.</text:p>
      <text:p text:style-name="P16">[ Lili ist majna Ku<text:span text:style-name="T5">ż</text:span>ina ]</text:p>
      <text:p text:style-name="P16"/>
      <text:p text:style-name="P16">Naja, das ist meine Familie!<text:tab/><text:tab/><text:tab/><text:tab/><text:tab/>Well, that's my family!</text:p>
      <text:p text:style-name="P16">[ Naja, das ist majna Familja ]</text:p>
      <text:p text:style-name="P5"/>
      <text:p text:style-name="P7">_________________________________________________________________________________________________</text:p>
      <text:p text:style-name="P7"/>
      <text:p text:style-name="P7"/>
      <text:p text:style-name="P15">die Mutter</text:p>
      <text:p text:style-name="P15">der Vater</text:p>
      <text:p text:style-name="P15">die Eltern</text:p>
      <text:p text:style-name="P15">der Mann</text:p>
      <text:p text:style-name="P15">die Frau</text:p>
      <text:p text:style-name="P15">die Kinder</text:p>
      <text:p text:style-name="P15">der Sohn</text:p>
      <text:p text:style-name="P15">die Tochter</text:p>
      <text:p text:style-name="P15">der Bruder</text:p>
      <text:p text:style-name="P15">die Schwaster</text:p>
      <text:p text:style-name="P15">die Geschwister</text:p>
      <text:p text:style-name="P21">der Opa</text:p>
      <text:p text:style-name="P21">der Großvater</text:p>
      <text:p text:style-name="P21">die Oma</text:p>
      <text:p text:style-name="P21">die Großmutter</text:p>
      <text:p text:style-name="P21">die Grosßeltern</text:p>
      <text:p text:style-name="P21">die Tante</text:p>
      <text:p text:style-name="P21">der Onkel</text:p>
      <text:p text:style-name="P21">der Cousin</text:p>
      <text:p text:style-name="P21">die Cousine</text:p>
      <text:p text:style-name="P21"/>
      <text:p text:style-name="P8">_________________________________________________________________________________________________</text:p>
      <text:p text:style-name="P8"/>
      <text:p text:style-name="P29">Die Nomen <text:s text:c="2"/>[ di Nomen ] <text:s text:c="2"/>The nouns</text:p>
      <text:p text:style-name="P29"/>
      <text:p text:style-name="P22">der Vater<text:tab/></text:p>
      <text:p text:style-name="P22">die Mutter</text:p>
      <text:p text:style-name="P21">das Kind</text:p>
      <text:p text:style-name="P21"/>
      <text:p text:style-name="P22">der ( masculine )</text:p>
      <text:p text:style-name="P22">die ( feminine )</text:p>
      <text:p text:style-name="P22">das ( neutral )</text:p>
      <text:p text:style-name="P22">die ( plural )</text:p>
      <text:p text:style-name="P21"/>
      <text:p text:style-name="P6">_________________________________________________________________________________________________</text:p>
      <text:p text:style-name="P6"/>
      <text:p text:style-name="P6"><text:soft-page-break/></text:p>
      <text:p text:style-name="P30">Der, die order das?<text:span text:style-name="T8"> <text:s/>[ der, die order das? ]</text:span></text:p>
      <text:p text:style-name="P30"/>
      <text:p text:style-name="P30"/>
      <text:p text:style-name="P23"><text:span text:style-name="T1">der masculine</text:span> – used for male people and professions:</text:p>
      <text:p text:style-name="P23"/>
      <text:p text:style-name="P23">der Vater, <text:s/><text:tab/>der Bruder, <text:tab/>der Arzt <text:s/>[ Azt ]<text:tab/>{ male doctor / <text:s/>physician }</text:p>
      <text:p text:style-name="P23"/>
      <text:p text:style-name="P23"/>
      <text:p text:style-name="P23">Also used for weekdays, months and seasons:</text:p>
      <text:p text:style-name="P23"/>
      <text:p text:style-name="P23">der Montag, <text:tab/><text:tab/>der Januar, <text:tab/><text:tab/>der Sommer</text:p>
      <text:p text:style-name="P23">[ der Mun-ag ]<text:tab/><text:tab/>[ der Jan-wa ]<text:tab/><text:tab/>[ der <text:span text:style-name="T5">Ż</text:span>omma ]</text:p>
      <text:p text:style-name="P23"/>
      <text:p text:style-name="P23"/>
      <text:p text:style-name="P23">Words that ends with -er :</text:p>
      <text:p text:style-name="P23"/>
      <text:p text:style-name="P23">der Vater</text:p>
      <text:p text:style-name="P23"/>
      <text:p text:style-name="P23"/>
      <text:p text:style-name="P23">Words ending with -ismus [is-mus]:</text:p>
      <text:p text:style-name="P23"/>
      <text:p text:style-name="P23">der kapitalismus</text:p>
      <text:p text:style-name="P23">[ der ka-pi-ta-lis-mus ]</text:p>
      <text:p text:style-name="P23"/>
      <text:p text:style-name="P23"/>
      <text:p text:style-name="P23">Words ending with -ling <text:s/>[ -ling ]:</text:p>
      <text:p text:style-name="P23"/>
      <text:p text:style-name="P23">der Liebling<text:tab/><text:tab/>{ the favorite one / the darling }<text:tab/></text:p>
      <text:p text:style-name="P23">[ der lib-ling ]</text:p>
      <text:p text:style-name="P23"/>
      <text:p text:style-name="P23"/>
      <text:p text:style-name="P23">For most Cars and alcholic drinks:</text:p>
      <text:p text:style-name="P23"/>
      <text:p text:style-name="P23">der Mercedes,<text:tab/><text:tab/>der Wein,<text:tab/><text:tab/>der Wodka,<text:tab/><text:tab/>der Rum</text:p>
      <text:p text:style-name="P23">[ der Mer-se-dis ]<text:tab/>[ der Vajn ]<text:tab/><text:tab/>[ der Vodka ]<text:tab/><text:tab/>[ der Rqum ]</text:p>
      <text:p text:style-name="P23"/>
      <text:p text:style-name="P23">But not:</text:p>
      <text:p text:style-name="P23">dar Bier <text:s/>[ das Biir ]</text:p>
      <text:p text:style-name="P23"/>
      <text:p text:style-name="P23"/>
      <text:p text:style-name="P23"/>
      <text:p text:style-name="P24"><text:span text:style-name="T1">die femininum</text:span> – female people and professions </text:p>
      <text:p text:style-name="P24"/>
      <text:p text:style-name="P24">die Mutter, <text:tab/><text:tab/>die Kollegin, <text:tab/><text:tab/>die <text:s/><text:span text:style-name="T5">Ä</text:span>rztin</text:p>
      <text:p text:style-name="P24">[ di Mutta ]<text:tab/><text:tab/>[ di Kol-legin ]<text:tab/><text:tab/>[ di <text:s/>Ezt-in ]</text:p>
      <text:p text:style-name="P24"/>
      <text:p text:style-name="P24"><text:soft-page-break/>But not:<text:tab/>das M<text:span text:style-name="T5">ä</text:span>dchen</text:p>
      <text:p text:style-name="P24"><text:tab/><text:tab/>[ das Me-<text:span text:style-name="T5">ċ</text:span>jin ] </text:p>
      <text:p text:style-name="P24"/>
      <text:p text:style-name="P24">Word ending in <text:s/>-heit [ ħajt ] <text:s/>and <text:s/>-keit <text:s/>[ kajt ]</text:p>
      <text:p text:style-name="P24"/>
      <text:p text:style-name="P24">die freiheit<text:tab/><text:tab/>die M<text:span text:style-name="T5">ö</text:span>glichkeit</text:p>
      <text:p text:style-name="P24">[ di <text:s/>fraj-ħajt ]<text:tab/><text:tab/>[ di Mqug-liħ-kajt ]</text:p>
      <text:p text:style-name="P24">freedom<text:tab/><text:tab/>possibility</text:p>
      <text:p text:style-name="P24"/>
      <text:p text:style-name="P24"/>
      <text:p text:style-name="P24">Words ending in -schft<text:tab/>[ xaft ]</text:p>
      <text:p text:style-name="P24"/>
      <text:p text:style-name="P24">die Freundschaft<text:tab/>[ di frond-xaft ]<text:tab/><text:tab/>friendship</text:p>
      <text:p text:style-name="P24"/>
      <text:p text:style-name="P24"/>
      <text:p text:style-name="P24">Words ending in -ung<text:tab/>[ ung ]</text:p>
      <text:p text:style-name="P24"/>
      <text:p text:style-name="P24">die Rechnung<text:tab/><text:span text:style-name="T9">[ reħ-nung ]<text:tab/>the bill / invoice</text:span></text:p>
      <text:p text:style-name="P26"/>
      <text:p text:style-name="P26"/>
      <text:p text:style-name="P26">Words ending in -e, <text:s/>-ei <text:s/>or <text:s/>-ie</text:p>
      <text:p text:style-name="P26"/>
      <text:p text:style-name="P26">die Lampe<text:tab/><text:tab/>die <text:s/>Philosophie</text:p>
      <text:p text:style-name="P26">[ di Lampa ]<text:tab/><text:tab/>[ di fil-os-o-fi ]</text:p>
      <text:p text:style-name="P26"/>
      <text:p text:style-name="P26">And all the plural nouns will have the article die.</text:p>
      <text:p text:style-name="P26"/>
      <text:p text:style-name="P26"/>
      <text:p text:style-name="P31">Das neutral</text:p>
      <text:p text:style-name="P27"/>
      <text:p text:style-name="P25">das M<text:span text:style-name="T5">ä</text:span>dchen<text:tab/><text:tab/><text:span text:style-name="T10">das Bier</text:span></text:p>
      <text:p text:style-name="P25">[ das Me-<text:span text:style-name="T5">ċ</text:span>jin ] </text:p>
      <text:p text:style-name="P25"/>
      <text:p text:style-name="P27">All the words that end in -chen <text:s/>[ xen ]:</text:p>
      <text:p text:style-name="P27"/>
      <text:p text:style-name="P25">das M<text:span text:style-name="T5">ä</text:span>dchen</text:p>
      <text:p text:style-name="P25"/>
      <text:p text:style-name="P25"/>
      <text:p text:style-name="P27">All the words ends in -lein <text:s/>[ lajn ]:</text:p>
      <text:p text:style-name="P27"/>
      <text:p text:style-name="P27">das <text:s/>Fr<text:span text:style-name="T5">ä</text:span>ulein<text:tab/> <text:s/>[ das <text:s/>froj-lajn ]<text:tab/>miss / young lady</text:p>
      <text:p text:style-name="P27"/>
      <text:p text:style-name="P27"/>
      <text:p text:style-name="P27">Most latin based words:</text:p>
      <text:p text:style-name="P27"/>
      <text:p text:style-name="P27">das <text:s/>Publikum <text:s text:c="3"/><text:tab/>das Ultimatun</text:p>
      <text:p text:style-name="P27">[ das pub-li-kum ]<text:tab/>[ das <text:s/>ul-ti-m-tum ]</text:p>
      <text:p text:style-name="P27"><text:soft-page-break/></text:p>
      <text:p text:style-name="P27">der <text:s/>Band<text:tab/>- <text:tab/>volume of a book</text:p>
      <text:p text:style-name="P27">die <text:s/>Band<text:tab/>-<text:tab/>band</text:p>
      <text:p text:style-name="P27">das Band<text:tab/>-<text:tab/>ribbon</text:p>
      <text:p text:style-name="P27"/>
      <text:p text:style-name="P27"/>
      <text:p text:style-name="P33">_________________________________________________________________________________________________</text:p>
      <text:p text:style-name="P33"/>
      <text:p text:style-name="P27"/>
      <text:p text:style-name="P34"><text:span text:style-name="T1">Der, die oder das</text:span> [ dir di <text:s/>orda das] { The, the or the }</text:p>
      <text:p text:style-name="P34"/>
      <text:p text:style-name="P36">Der</text:p>
      <text:p text:style-name="P34">der Arzt <text:s/><text:tab/><text:tab/>[ der arz ]<text:tab/><text:tab/>the doctor</text:p>
      <text:p text:style-name="P34">der Mann</text:p>
      <text:p text:style-name="P34">der Januar<text:tab/><text:tab/>[ der Janwa ]</text:p>
      <text:p text:style-name="P34">der Donnerstag<text:tab/><text:tab/>[ der Don-na-stag ]<text:tab/>thursday</text:p>
      <text:p text:style-name="P34">der Frühling<text:tab/><text:tab/>[ der Fruq-ling ]<text:tab/><text:tab/>spring</text:p>
      <text:p text:style-name="P34">der Wein<text:tab/><text:tab/>[ der vin ]</text:p>
      <text:p text:style-name="P34"/>
      <text:p text:style-name="P36">Die</text:p>
      <text:p text:style-name="P35">die Freundschaft <text:tab/>[ di frojnd-xaft ]<text:tab/><text:tab/>the friendship</text:p>
      <text:p text:style-name="P35">die Frau<text:tab/><text:tab/>[ di fraw ]<text:tab/><text:tab/>the woman</text:p>
      <text:p text:style-name="P35">die Kultur<text:tab/><text:tab/>[ di kultur ]<text:tab/><text:tab/>the culture</text:p>
      <text:p text:style-name="P35">die Oma<text:tab/><text:tab/>[ di Oma ]<text:tab/><text:tab/>granny</text:p>
      <text:p text:style-name="P34"/>
      <text:p text:style-name="P34"/>
      <text:p text:style-name="P34"/>
      <text:p text:style-name="P27"/>
      <text:p text:style-name="P27"/>
      <text:p text:style-name="P4"><text:span text:style-name="T4">Ż ż<text:tab/></text:span>Ħ ħ <text:tab/>Ċ ċ<text:tab/>Ġ ġ <text:tab/>Ä ä<text:tab/>Ö ö<text:tab/>Ü ü <text:tab/>ẞ ß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3-07-25T20:56:19.486649337</dc:date>
    <meta:editing-duration>PT15H25M49S</meta:editing-duration>
    <meta:editing-cycles>80</meta:editing-cycles>
    <meta:generator>LibreOffice/7.3.7.2$Linux_X86_64 LibreOffice_project/30$Build-2</meta:generator>
    <meta:document-statistic meta:table-count="0" meta:image-count="0" meta:object-count="0" meta:page-count="5" meta:paragraph-count="133" meta:word-count="777" meta:character-count="4185" meta:non-whitespace-character-count="3388"/>
  </office:meta>
</office:document-meta>
</file>